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1" svg:font-family="Consolas" style:font-family-generic="modern"/>
    <style:font-face style:name="Arial6" svg:font-family="Arial" style:font-family-generic="modern" style:font-pitch="fixed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fo:min-height="0cm" fo:min-width="0cm" fo:padding-top="0.123cm" fo:padding-bottom="0.123cm" fo:padding-left="0.251cm" fo:padding-right="0.251cm" fo:wrap-option="wrap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88cm" svg:stroke-color="#000000" draw:stroke-linejoin="miter" draw:fill="none" draw:textarea-vertical-align="top" draw:auto-grow-height="false" draw:fit-to-size="false" fo:min-height="0cm" fo:min-width="0cm" fo:padding-top="0.381cm" fo:padding-bottom="0.381cm" fo:padding-left="0.508cm" fo:padding-right="0.508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3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fill-color="#ffffff" fo:min-height="12.792cm"/>
    </style:style>
    <style:style style:name="pr10" style:family="presentation" style:parent-style-name="שקופית_20_כותרת-notes">
      <style:graphic-properties draw:fill-color="#ffffff" fo:min-height="12.792cm"/>
    </style:style>
    <style:style style:name="pr11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3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1" style:family="paragraph">
      <loext:graphic-properties draw:fill-color="#ffffff"/>
    </style:style>
    <style:style style:name="P12" style:family="paragraph">
      <style:paragraph-properties fo:margin-left="0.489cm" fo:margin-right="0cm" fo:margin-top="0.205cm" fo:margin-bottom="0cm" fo:line-height="100%" fo:text-align="start" fo:text-indent="-0.4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.889cm" fo:margin-right="0cm" fo:margin-top="0.131cm" fo:margin-bottom="0cm" fo:text-align="start" fo:text-indent="0cm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205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05cm" fo:margin-bottom="0cm" fo:line-height="14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top="0cm" fo:margin-bottom="0cm" fo:line-height="120%" fo:text-align="start" style:writing-mode="lr-tb"/>
    </style:style>
    <style:style style:name="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3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top="0cm" fo:margin-bottom="0cm" fo:line-height="100%" fo:text-align="start" style:writing-mode="rl-tb"/>
    </style:style>
    <style:style style:name="P2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6" style:family="paragraph">
      <style:paragraph-properties fo:margin-top="0cm" fo:margin-bottom="0cm" fo:line-height="100%" fo:text-align="end" style:writing-mode="rl-tb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style:paragraph-properties fo:margin-left="0.741cm" fo:margin-right="0cm" fo:margin-top="0.131cm" fo:margin-bottom="0cm" fo:text-align="start" fo:text-indent="-0.74cm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32" style:family="paragraph">
      <style:paragraph-properties fo:margin-left="1.524cm" fo:margin-right="0cm" fo:margin-top="0.226cm" fo:margin-bottom="0cm" fo:text-align="start" fo:text-indent="-0.634cm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name-complex="Consolas2" style:font-size-complex="24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0" style:family="text">
      <style:text-properties fo:font-variant="normal" fo:text-transform="none" fo:color="#00b05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2" style:font-size-complex="32pt" style:font-style-complex="normal" style:font-weight-complex="bold"/>
    </style:style>
    <style:style style:name="T31" style:family="text">
      <style:text-properties fo:font-variant="normal" fo:text-transform="none" fo:color="#99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2" style:font-size-complex="32pt" style:font-style-complex="normal" style:font-weight-complex="bold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font-variant="normal" fo:text-transform="none" fo:color="#ff0000" style:text-line-through-style="none" style:text-line-through-type="none" style:text-position="0% 100%" style:font-name="Arial2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fo:font-variant="normal" fo:text-transform="none" fo:color="#ff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fo:font-variant="normal" fo:text-transform="none" fo:color="#ff000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5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488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269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1.269cm"/>
        <style:text-properties style:font-name="Arial" fo:color="#d34817" fo:font-size="85%"/>
      </text:list-level-style-bullet>
      <text:list-level-style-bullet text:level="2" text:bullet-char="•">
        <style:list-level-properties text:space-before="1.525cm" text:min-label-width="0.488cm"/>
        <style:text-properties style:font-name="Aria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488cm"/>
        <style:text-properties style:font-name="Arial" fo:color="#d34817" fo:font-size="85%"/>
      </text:list-level-style-bullet>
      <text:list-level-style-bullet text:level="2" text:bullet-char="•">
        <style:list-level-properties text:space-before="1.525cm" text:min-label-width="0.488cm"/>
        <style:text-properties style:font-name="Aria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502cm"/>
        <style:text-properties style:font-name="Arial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502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502cm"/>
        <style:text-properties style:font-name="Arial" fo:color="#d34817" fo:font-size="100%"/>
      </text:list-level-style-bullet>
      <text:list-level-style-bullet text:level="2" text:bullet-char="•">
        <style:list-level-properties text:space-before="0.89cm" text:min-label-width="0.634cm"/>
        <style:text-properties style:font-name="Arial" fo:color="#9b2d1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">
        <style:list-level-properties/>
        <style:text-properties fo:font-family="'Wingdings 2'" style:font-charset="x-symbo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502cm"/>
        <style:text-properties style:font-name="Arial" fo:color="#9b2d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 xml:id="id1" draw:id="id1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Polymorphism vs. Templates</text:span></text:p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2" draw:text-style-name="P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3" draw:text-style-name="P5" draw:layer="layout" svg:width="8.545cm" svg:height="1.419cm" svg:x="11.174cm" svg:y="27.01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Polymorphism vs. Templates" draw:style-name="dp3" draw:master-page-name="כותרת_20_ותוכן" presentation:presentation-page-layout-name="AL2T11" xml:id="id2" draw:id="id2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olymorphism vs.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9"><text:span text:style-name="T5"/></text:p>
            <text:list text:style-name="L4">
              <text:list-item>
                <text:p text:style-name="P9"><text:span text:style-name="T5">Templates compilation time is much longer than using inheritance.</text:span></text:p>
              </text:list-item>
              <text:list-item>
                <text:p text:style-name="P9"><text:span text:style-name="T5">Using templates enlarge the code size.</text:span></text:p>
              </text:list-item>
              <text:list-item>
                <text:p text:style-name="P9"><text:span text:style-name="T5">Compilation errors can be very confusing.</text:span></text:p>
              </text:list-item>
            </text:list>
            <text:p text:style-name="P9"><text:span text:style-name="T5"/></text:p>
            <text:list text:continue-numbering="true" text:style-name="L4">
              <text:list-item>
                <text:p text:style-name="P9"><text:span text:style-name="T5">Templates running time is much faster than using inheritance.</text:span></text:p>
              </text:list-item>
              <text:list-item>
                <text:p text:style-name="P9"><text:span text:style-name="T5">Combined with inlining, templates can reduce runtime overhead to zero.</text:span></text:p>
              </text:list-item>
            </text:list>
            <text:p text:style-name="P9"><text:span text:style-name="T5"/></text:p>
            <text:p text:style-name="P9"><text:span text:style-name="T5"/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4.848cm" svg:height="11.136cm" svg:x="3.075cm" svg:y="2.257cm" draw:page-number="2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" draw:style-name="dp3" draw:master-page-name="כותרת_20_ותוכן" presentation:presentation-page-layout-name="AL2T11" xml:id="id3" draw:id="id3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olymorphism vs.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0" draw:layer="layout" svg:width="23.706cm" svg:height="13.334cm" svg:x="0.847cm" svg:y="2.328cm" presentation:class="outline" presentation:user-transformed="true">
          <draw:text-box>
            <text:p text:style-name="P12"><text:span text:style-name="T5"/></text:p>
            <text:list text:style-name="L5">
              <text:list-item>
                <text:p text:style-name="P13"><text:span text:style-name="T5">Rule of thumb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6">Templates are better for containers and standard algorithms (e.g., stl)</text:span></text:p>
                  </text:list-item>
                  <text:list-item>
                    <text:p text:style-name="P14"><text:span text:style-name="T6">Inheritance and polymorphism are better for user’s application logic description</text:span></text:p>
                  </text:list-item>
                </text:list>
              </text:list-item>
            </text:list>
            <text:p text:style-name="P15"><text:span text:style-name="T6"/></text:p>
            <text:list text:style-name="L7">
              <text:list-item>
                <text:p text:style-name="P13"><text:span text:style-name="T5">You can actually combine them.</text:span></text:p>
              </text:list-item>
            </text:list>
            <text:p text:style-name="P13"><text:span text:style-name="T5"/></text:p>
            <text:list text:continue-numbering="true" text:style-name="L7">
              <text:list-item>
                <text:p text:style-name="P13"><text:span text:style-name="T5">As always – think of </text:span><text:span text:style-name="T7">your </text:span><text:span text:style-name="T5">task.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4">
          <draw:page-thumbnail draw:style-name="gr1" draw:layer="layout" svg:width="14.212cm" svg:height="10.659cm" svg:x="2.753cm" svg:y="2.16cm" draw:page-number="3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שקופית_20_כותרת" presentation:presentation-page-layout-name="AL1T0" xml:id="id4" draw:id="id4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 casting, RTTI</text:span></text:p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1" draw:layer="layout" svg:width="14.212cm" svg:height="10.659cm" svg:x="2.753cm" svg:y="2.16cm" draw:page-number="4" presentation:class="page"/>
          <draw:frame presentation:style-name="pr10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 style casting:" draw:style-name="dp1" draw:master-page-name="כותרת_20_ותוכן" presentation:presentation-page-layout-name="AL2T11" xml:id="id5" draw:id="id5"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 style casting: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11" draw:text-style-name="P10" draw:layer="layout" svg:width="23.706cm" svg:height="15.874cm" svg:x="0.847cm" svg:y="2.54cm" presentation:class="outline" presentation:user-transformed="true">
          <draw:text-box>
            <text:list text:style-name="L8">
              <text:list-item>
                <text:p text:style-name="P9"><text:span text:style-name="T8"><text:s/></text:span><text:span text:style-name="T9">double d = 3.0;</text:span></text:p>
              </text:list-item>
            </text:list>
            <text:p text:style-name="P13"><text:span text:style-name="T9"><text:s/></text:span><text:span text:style-name="T9">int i = (int) d;</text:span></text:p>
            <text:p text:style-name="P13"><text:span text:style-name="T9"/></text:p>
            <text:list text:continue-numbering="true" text:style-name="L8">
              <text:list-item>
                <text:p text:style-name="P13"><text:span text:style-name="T9"><text:s/></text:span><text:span text:style-name="T9">const int *cP = &amp;i;</text:span></text:p>
              </text:list-item>
            </text:list>
            <text:p text:style-name="P13"><text:span text:style-name="T9"><text:s text:c="2"/></text:span><text:span text:style-name="T9">int *ncP = (int*)cp;</text:span></text:p>
            <text:p text:style-name="P13"><text:span text:style-name="T9"/></text:p>
            <text:list text:continue-numbering="true" text:style-name="L8">
              <text:list-item>
                <text:p text:style-name="P13"><text:span text:style-name="T9"><text:s/></text:span><text:span text:style-name="T9">double * dP = (double*)ncp;</text:span></text:p>
              </text:list-item>
            </text:list>
            <text:p text:style-name="P13"><text:span text:style-name="T9"/></text:p>
            <text:list text:continue-numbering="true" text:style-name="L8">
              <text:list-item>
                <text:p text:style-name="P13"><text:span text:style-name="T9"><text:s/></text:span><text:span text:style-name="T9">Base *baseP1 = new Derived;</text:span></text:p>
              </text:list-item>
            </text:list>
            <text:p text:style-name="P13"><text:span text:style-name="T9"><text:s text:c="2"/></text:span><text:span text:style-name="T9">Base *baseP2 = new Base</text:span></text:p>
            <text:p text:style-name="P13"><text:span text:style-name="T9"><text:s text:c="2"/></text:span><text:span text:style-name="T9">Derived *derP = (derP*) baseP;</text:span></text:p>
            <text:p text:style-name="P13"><text:span text:style-name="T9"><text:s text:c="2"/></text:span><text:span text:style-name="T9">Derived *derP2 = (derP*) baseP2;</text:span></text:p>
            <text:p text:style-name="P13"><text:span text:style-name="T9"/></text:p>
            <text:p text:style-name="P13"><text:span text:style-name="T9"/></text:p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1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 style casting" draw:style-name="dp1" draw:master-page-name="כותרת_20_ותוכן" presentation:presentation-page-layout-name="AL2T11" xml:id="id6" draw:id="id6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++ style casting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16"><text:span text:style-name="T10"/></text:p>
            <text:p text:style-name="P16"><text:span text:style-name="T10"/></text:p>
            <text:list text:style-name="L9">
              <text:list-item>
                <text:list>
                  <text:list-item>
                    <text:p text:style-name="P17"><text:span text:style-name="T10">static_cast</text:span><text:span text:style-name="T11">&lt;type&gt;(expression) </text:span></text:p>
                  </text:list-item>
                  <text:list-item>
                    <text:p text:style-name="P17"><text:span text:style-name="T12">const_cast</text:span><text:span text:style-name="T11">&lt;type&gt;(expression) </text:span></text:p>
                  </text:list-item>
                  <text:list-item>
                    <text:p text:style-name="P17"><text:span text:style-name="T12">reinterpret_cast</text:span><text:span text:style-name="T11">&lt;type&gt;(expression) </text:span></text:p>
                  </text:list-item>
                  <text:list-item>
                    <text:p text:style-name="P17"><text:span text:style-name="T12">dynamic_cast</text:span><text:span text:style-name="T11">&lt;type&gt;(expression) </text:span></text:p>
                  </text:list-item>
                </text:list>
              </text:list-item>
            </text:list>
            <text:p text:style-name="P13"><text:span text:style-name="T13"/></text:p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1" draw:layer="layout" svg:width="14.212cm" svg:height="10.659cm" svg:x="2.753cm" svg:y="2.16cm" draw:page-number="6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static_cast’ operator" draw:style-name="dp1" draw:master-page-name="כותרת_20_ותוכן" presentation:presentation-page-layout-name="AL2T11" xml:id="id7" draw:id="id7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static_cast’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552cm" svg:height="13.757cm" svg:x="0.423cm" svg:y="4.868cm" presentation:class="outline" presentation:user-transformed="true">
          <draw:text-box>
            <text:p text:style-name="P13"><text:span text:style-name="T14">Could be used to perform any cast there is a known method for</text:span></text:p>
            <text:p text:style-name="P13"><text:span text:style-name="T14">Should be used for: </text:span></text:p>
            <text:list text:style-name="L10">
              <text:list-item>
                <text:list>
                  <text:list-item>
                    <text:p text:style-name="P14"><text:span text:style-name="T14">any cast that would have worked implicitly</text:span></text:p>
                  </text:list-item>
                  <text:list-item>
                    <text:p text:style-name="P14"><text:span text:style-name="T14">standard or user-defined conversion</text:span></text:p>
                  </text:list-item>
                  <text:list-item>
                    <text:p text:style-name="P14"><text:span text:style-name="T14">up-casts </text:span></text:p>
                  </text:list-item>
                  <text:list-item>
                    <text:p text:style-name="P14"><text:span text:style-name="T14">when you are </text:span><text:span text:style-name="T15">sure</text:span><text:span text:style-name="T14"> the cast is safe (e.g., reversing an upcast)</text:span></text:p>
                  </text:list-item>
                </text:list>
              </text:list-item>
            </text:list>
            <text:p text:style-name="P18"><text:span text:style-name="T14"/></text:p>
            <text:p text:style-name="P19"><text:span text:style-name="T6">Safer that “old-style” casts</text:span></text:p>
            <text:list text:continue-numbering="true" text:style-name="L10">
              <text:list-item>
                <text:list>
                  <text:list-item>
                    <text:p text:style-name="P14"><text:span text:style-name="T14">e.g. won’t cast </text:span><text:span text:style-name="T11">int*</text:span><text:span text:style-name="T13"> to </text:span><text:span text:style-name="T11">float*</text:span></text:p>
                  </text:list-item>
                </text:list>
              </text:list-item>
            </text:list>
            <text:p text:style-name="P13"><text:span text:style-name="T13">Failure causes a compiler error</text:span></text:p>
            <text:list text:continue-numbering="true" text:style-name="L10">
              <text:list-item>
                <text:list>
                  <text:list-item>
                    <text:p text:style-name="P14"><text:span text:style-name="T13">No dynamic checking is done</text:span></text:p>
                  </text:list-item>
                </text:list>
              </text:list-item>
            </text:list>
            <text:p text:style-name="P15"><text:span text:style-name="T13"/></text:p>
            <text:p text:style-name="P20"><text:span text:style-name="T12">int</text:span><text:span text:style-name="T16"> i = </text:span><text:span text:style-name="T12">static_cast</text:span><text:span text:style-name="T16">&lt;</text:span><text:span text:style-name="T12">int</text:span><text:span text:style-name="T16">&gt;(</text:span><text:span text:style-name="T17">12.45</text:span><text:span text:style-name="T16">); </text:span></text:p>
          </draw:text-box>
        </draw:frame>
        <draw:custom-shape draw:name="Rectangle 4" draw:style-name="gr2" draw:text-style-name="P22" draw:layer="layout" svg:width="21.77cm" svg:height="1.803cm" svg:x="0.847cm" svg:y="2.752cm">
          <text:p text:style-name="P21"><text:span text:style-name="T18">static_cast</text:span><text:span text:style-name="T19">&lt;type&gt;(expres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12" draw:text-style-name="P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3" draw:text-style-name="P5" draw:layer="layout" svg:width="8.545cm" svg:height="1.419cm" svg:x="11.174cm" svg:y="27.01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The ‘const_cast‘ operator" draw:style-name="dp1" draw:master-page-name="כותרת_20_ותוכן" presentation:presentation-page-layout-name="AL2T11" xml:id="id8" draw:id="id8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cons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11" draw:text-style-name="P10" draw:layer="layout" svg:width="23.706cm" svg:height="12.911cm" svg:x="0.847cm" svg:y="5.503cm" presentation:class="outline" presentation:user-transformed="true">
          <draw:text-box>
            <text:p text:style-name="P13"><text:span text:style-name="T14">Is used to remove const-ness:</text:span></text:p>
            <text:p text:style-name="P13"><text:span text:style-name="T20">void</text:span><text:span text:style-name="T21"> g(C * cp); </text:span><text:span text:style-name="T21"><text:line-break/></text:span><text:span text:style-name="T20">void</text:span><text:span text:style-name="T21"> f(C </text:span><text:span text:style-name="T20">const</text:span><text:span text:style-name="T21">* cp) </text:span><text:span text:style-name="T21"><text:line-break/></text:span><text:span text:style-name="T21">{ </text:span><text:span text:style-name="T21"><text:line-break/></text:span><text:span text:style-name="T21">   g(</text:span><text:span text:style-name="T20">const_cast</text:span><text:span text:style-name="T21">&lt;C *&gt;(cp)); </text:span><text:span text:style-name="T21"><text:line-break/></text:span><text:span text:style-name="T21">} </text:span></text:p>
            <text:list text:style-name="L11">
              <text:list-item>
                <text:p text:style-name="P13"><text:span text:style-name="T14">Usually, you should design your variables/methods such that you won’t have to use </text:span><text:span text:style-name="T10">const_cast</text:span><text:span text:style-name="T22">.</text:span></text:p>
              </text:list-item>
              <text:list-item>
                <text:p text:style-name="P13"><text:span text:style-name="T14">Compile time operator</text:span></text:p>
              </text:list-item>
              <text:list-item>
                <text:p text:style-name="P13"><text:span text:style-name="T14">Can cause serious trouble</text:span></text:p>
              </text:list-item>
            </text:list>
          </draw:text-box>
        </draw:frame>
        <draw:custom-shape draw:name="Rectangle 4" draw:style-name="gr2" draw:text-style-name="P22" draw:layer="layout" svg:width="21.77cm" svg:height="1.803cm" svg:x="1.116cm" svg:y="3.21cm">
          <text:p text:style-name="P21"><text:span text:style-name="T18">const_cast</text:span><text:span text:style-name="T19">&lt;type&gt;(expres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12" draw:text-style-name="P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3" draw:text-style-name="P5" draw:layer="layout" svg:width="8.545cm" svg:height="1.419cm" svg:x="11.174cm" svg:y="27.01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‘reinterpret_cast‘ operator" draw:style-name="dp1" draw:master-page-name="כותרת_20_ותוכן" presentation:presentation-page-layout-name="AL2T11" xml:id="id9" draw:id="id9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‘</text:span><text:span text:style-name="T3">reinterpre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3.706cm" svg:height="13.969cm" svg:x="0.847cm" svg:y="4.445cm" presentation:class="outline" presentation:user-transformed="true">
          <draw:text-box>
            <text:p text:style-name="P13"><text:span text:style-name="T14">Is used to reinterpret byte patterns.</text:span></text:p>
            <text:p text:style-name="P23"><text:span text:style-name="T10">double</text:span><text:span text:style-name="T22"> d(</text:span><text:span text:style-name="T23">10.2</text:span><text:span text:style-name="T22">); </text:span><text:span text:style-name="T22"><text:line-break/></text:span><text:span text:style-name="T10">char</text:span><text:span text:style-name="T22">* dBytes = </text:span></text:p>
            <text:p text:style-name="P23"><text:span text:style-name="T24"><text:s text:c="5"/></text:span><text:span text:style-name="T24">reinterpret_cast</text:span><text:span text:style-name="T22">&lt;</text:span><text:span text:style-name="T10">char</text:span><text:span text:style-name="T22"> *&gt;(&amp;d);</text:span></text:p>
            <text:p text:style-name="P23"><text:span text:style-name="T22"/></text:p>
            <text:list text:style-name="L12">
              <text:list-item>
                <text:p text:style-name="P23"><text:span text:style-name="T14">Circumvents the type checking of c++.</text:span></text:p>
              </text:list-item>
              <text:list-item>
                <text:p text:style-name="P13"><text:span text:style-name="T14">Very implementation-dependent.</text:span></text:p>
              </text:list-item>
              <text:list-item>
                <text:p text:style-name="P13"><text:span text:style-name="T14">(Should be) used rarely.</text:span></text:p>
              </text:list-item>
              <text:list-item>
                <text:p text:style-name="P13"><text:span text:style-name="T14">Very dangerous!</text:span></text:p>
              </text:list-item>
            </text:list>
          </draw:text-box>
        </draw:frame>
        <draw:custom-shape draw:name="Rectangle 4" draw:style-name="gr2" draw:text-style-name="P22" draw:layer="layout" svg:width="21.77cm" svg:height="1.803cm" svg:x="1.116cm" svg:y="2.54cm">
          <text:p text:style-name="P21"><text:span text:style-name="T10">reinterpret_cast</text:span><text:span text:style-name="T19">&lt;type&gt;(expression) </text:span><text:span text:style-name="T19"><text:line-break/></text:span><text:span text:style-name="T19"/></text:p>
          <text:p text:style-name="P21"><text:span text:style-name="T19"><text:line-break/></text:span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1" draw:layer="layout" svg:width="14.212cm" svg:height="10.659cm" svg:x="2.753cm" svg:y="2.16cm" draw:page-number="9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‘reinterpret_cast‘ operator" draw:style-name="dp1" draw:master-page-name="כותרת_20_ותוכן" presentation:presentation-page-layout-name="AL2T11" xml:id="id10" draw:id="id10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‘</text:span><text:span text:style-name="T3">reinterpre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3.706cm" svg:height="13.969cm" svg:x="0.847cm" svg:y="4.445cm" presentation:class="outline" presentation:user-transformed="true">
          <draw:text-box>
            <text:p text:style-name="P13"><text:span text:style-name="T14">Reminder: binary_output in stl_code</text:span></text:p>
          </draw:text-box>
        </draw:frame>
        <draw:custom-shape draw:name="Rectangle 4" draw:style-name="gr2" draw:text-style-name="P22" draw:layer="layout" svg:width="21.77cm" svg:height="1.803cm" svg:x="1.116cm" svg:y="2.54cm">
          <text:p text:style-name="P21"><text:span text:style-name="T10">reinterpret_cast</text:span><text:span text:style-name="T19">&lt;type&gt;(expression) </text:span><text:span text:style-name="T19"><text:line-break/></text:span><text:span text:style-name="T19"/></text:p>
          <text:p text:style-name="P21"><text:span text:style-name="T19"><text:line-break/></text:span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1" draw:layer="layout" svg:width="14.212cm" svg:height="10.659cm" svg:x="2.753cm" svg:y="2.16cm" draw:page-number="10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un Time Type Information (RTTI)" draw:style-name="dp5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25">Run Time Type Information (RTTI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11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un Time Type Information (RTTI) – why?" draw:style-name="dp5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25">Run Time Type Information (RTTI) – why?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13"><text:span text:style-name="T14">Problem:</text:span></text:p>
            <text:p text:style-name="P13"><text:span text:style-name="T14"><text:s/></text:span><text:span text:style-name="T15">Up-casting</text:span><text:span text:style-name="T14"> works fine.</text:span></text:p>
            <text:list text:style-name="L10">
              <text:list-item>
                <text:list>
                  <text:list-item>
                    <text:p text:style-name="P14"><text:span text:style-name="T14">Treating sub-class as base class:</text:span></text:p>
                  </text:list-item>
                </text:list>
              </text:list-item>
            </text:list>
            <text:p text:style-name="P23"><text:span text:style-name="T22"><text:s text:c="3"/></text:span><text:span text:style-name="T22">Shape * s = </text:span><text:span text:style-name="T10">new</text:span><text:span text:style-name="T22"> Circle(); </text:span><text:span text:style-name="T22"><text:line-break/></text:span><text:span text:style-name="T22"/></text:p>
            <text:p text:style-name="P13"><text:span text:style-name="T14">What about </text:span><text:span text:style-name="T15">down-casting</text:span><text:span text:style-name="T14">?</text:span></text:p>
            <text:list text:continue-numbering="true" text:style-name="L10">
              <text:list-item>
                <text:list>
                  <text:list-item>
                    <text:p text:style-name="P14"><text:span text:style-name="T14">might not be safe!</text:span></text:p>
                  </text:list-item>
                  <text:list-item>
                    <text:p text:style-name="P14"><text:span text:style-name="T14">correctness cannot be determined by the compiler.</text:span></text:p>
                  </text:list-item>
                </text:list>
              </text:list-item>
            </text:list>
            <text:p text:style-name="P23"><text:span text:style-name="T22"><text:s text:c="3"/></text:span><text:span text:style-name="T22">Circle * c = (Circle*) s; </text:span></text:p>
          </draw:text-box>
        </draw:frame>
        <draw:custom-shape draw:name="Rectangle 4" draw:style-name="gr3" draw:text-style-name="P25" draw:layer="layout" svg:width="3.347cm" svg:height="1.78cm" svg:x="19.492cm" svg:y="5.408cm">
          <text:p text:style-name="P24"><text:span text:style-name="T26">Sha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25" draw:layer="layout" svg:width="2.882cm" svg:height="1.78cm" svg:x="18.056cm" svg:y="9.007cm">
          <text:p text:style-name="P26"><text:span text:style-name="T26">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25" draw:layer="layout" svg:width="3.813cm" svg:height="1.78cm" svg:x="21.211cm" svg:y="9.007cm">
          <text:p text:style-name="P26"><text:span text:style-name="T26">Cir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4" draw:text-style-name="P27" draw:layer="layout" svg:width="1.802cm" svg:height="1.667cm" draw:transform="rotate (-1.5707963267949) translate (21.154cm 7.197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8" draw:style-name="gr4" draw:text-style-name="P27" draw:layer="layout" svg:width="1.802cm" svg:height="1.951cm" draw:transform="rotate (1.5707963267949) translate (21.166cm 9cm)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4">
          <draw:page-thumbnail draw:style-name="gr1" draw:layer="layout" svg:width="14.212cm" svg:height="10.659cm" svg:x="2.753cm" svg:y="2.16cm" draw:page-number="12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" draw:style-name="dp5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13"><text:span text:style-name="T5">RTTI – Run Time Type Information</text:span><text:span text:style-name="T5"><text:line-break/></text:span><text:span text:style-name="T5"/></text:p>
            <text:p text:style-name="P13"><text:span text:style-name="T5"/></text:p>
            <text:p text:style-name="P13"><text:span text:style-name="T5">Mechanisms for RTTI:</text:span></text:p>
            <text:list text:style-name="L13">
              <text:list-item>
                <text:p text:style-name="P23"><text:span text:style-name="T24">dynamic_cast</text:span><text:span text:style-name="T27"> </text:span><text:span text:style-name="T5">operator</text:span></text:p>
              </text:list-item>
              <text:list-item>
                <text:p text:style-name="P23"><text:span text:style-name="T24">typeid</text:span><text:span text:style-name="T27"> </text:span><text:span text:style-name="T5">operator (and type_info class)</text:span></text:p>
              </text:list-item>
            </text:list>
          </draw:text-box>
        </draw:frame>
        <presentation:notes draw:style-name="dp4">
          <draw:page-thumbnail draw:style-name="gr1" draw:layer="layout" svg:width="14.212cm" svg:height="10.659cm" svg:x="2.753cm" svg:y="2.16cm" draw:page-number="13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dynamic_cast‘ operator" draw:style-name="dp5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dynamic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11" draw:text-style-name="P10" draw:layer="layout" svg:width="23.706cm" svg:height="13.757cm" svg:x="0.847cm" svg:y="4.657cm" presentation:class="outline" presentation:user-transformed="true">
          <draw:text-box>
            <text:p text:style-name="P28"><text:span text:style-name="T5">Enables run-time type checking:</text:span></text:p>
            <text:p text:style-name="P28"><text:span text:style-name="T5"/></text:p>
            <text:p text:style-name="P28"><text:span text:style-name="T5">When </text:span><text:span text:style-name="T28">expression </text:span><text:span text:style-name="T29">is a </text:span><text:span text:style-name="T30">pointer</text:span><text:span text:style-name="T28">:</text:span></text:p>
            <text:list text:style-name="L9">
              <text:list-item>
                <text:list>
                  <text:list-item>
                    <text:p text:style-name="P14"><text:span text:style-name="T29">Returns a valid pointer if </text:span><text:span text:style-name="T28">expression </text:span><text:span text:style-name="T29">really points to type </text:span><text:span text:style-name="T28">T</text:span></text:p>
                  </text:list-item>
                  <text:list-item>
                    <text:p text:style-name="P14"><text:span text:style-name="T29">null pointer value otherwise</text:span></text:p>
                  </text:list-item>
                </text:list>
              </text:list-item>
            </text:list>
            <text:p text:style-name="P29"><text:span text:style-name="T29"/></text:p>
          </draw:text-box>
        </draw:frame>
        <draw:custom-shape draw:name="Rectangle 4" draw:style-name="gr2" draw:text-style-name="P22" draw:layer="layout" svg:width="21.77cm" svg:height="1.803cm" svg:x="1.058cm" svg:y="2.752cm">
          <text:p text:style-name="P21"><text:span text:style-name="T18">dynamic_cast</text:span><text:span text:style-name="T19">&lt;T&gt;(expression)</text:span><text:span text:style-name="T19"><text:line-break/></text:span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4.212cm" svg:height="10.659cm" svg:x="2.753cm" svg:y="2.16cm" draw:page-number="14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dynamic_cast‘ operator" draw:style-name="dp5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dynamic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11" draw:text-style-name="P10" draw:layer="layout" svg:width="23.706cm" svg:height="13.757cm" svg:x="0.847cm" svg:y="4.657cm" presentation:class="outline" presentation:user-transformed="true">
          <draw:text-box>
            <text:p text:style-name="P28"><text:span text:style-name="T5">Enables run-time type checking:</text:span></text:p>
            <text:p text:style-name="P28"><text:span text:style-name="T5"/></text:p>
            <text:p text:style-name="P28"><text:span text:style-name="T5">When </text:span><text:span text:style-name="T28">expression </text:span><text:span text:style-name="T29">is a </text:span><text:span text:style-name="T31">reference</text:span><text:span text:style-name="T28">:</text:span></text:p>
            <text:list text:style-name="L9">
              <text:list-item>
                <text:list>
                  <text:list-item>
                    <text:p text:style-name="P14"><text:span text:style-name="T29">Returns a valid reference if </text:span><text:span text:style-name="T28">expression <text:s/></text:span><text:span text:style-name="T29">is really of type </text:span><text:span text:style-name="T28">T</text:span></text:p>
                  </text:list-item>
                  <text:list-item>
                    <text:p text:style-name="P14"><text:span text:style-name="T29">Throws an exception when it fails (“</text:span><text:span text:style-name="T28">bad_cast</text:span><text:span text:style-name="T29">”)</text:span></text:p>
                  </text:list-item>
                </text:list>
              </text:list-item>
            </text:list>
            <text:p text:style-name="P29"><text:span text:style-name="T29"/></text:p>
          </draw:text-box>
        </draw:frame>
        <draw:custom-shape draw:name="Rectangle 4" draw:style-name="gr2" draw:text-style-name="P22" draw:layer="layout" svg:width="21.77cm" svg:height="1.803cm" svg:x="1.058cm" svg:y="2.752cm">
          <text:p text:style-name="P21"><text:span text:style-name="T18">dynamic_cast</text:span><text:span text:style-name="T19">&lt;T&gt;(expression)</text:span><text:span text:style-name="T19"><text:line-break/></text:span><text:span text:style-name="T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4.212cm" svg:height="10.659cm" svg:x="2.753cm" svg:y="2.16cm" draw:page-number="15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ynamic_cast : example" draw:style-name="dp5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 : 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4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30"><text:span text:style-name="T22"/></text:p>
            <text:p text:style-name="P30"><text:span text:style-name="T22">Shape* s = container.pop(); </text:span><text:span text:style-name="T22"><text:line-break/></text:span><text:span text:style-name="T22">Circle* c = </text:span><text:span text:style-name="T10">dynamic_cast</text:span><text:span text:style-name="T22">&lt;Circle*&gt;(s); </text:span><text:span text:style-name="T22"><text:line-break/></text:span><text:span text:style-name="T10">if</text:span><text:span text:style-name="T22"> (c != nullptr) {</text:span><text:span text:style-name="T32">// c is a circle </text:span><text:span text:style-name="T32"><text:line-break/></text:span><text:span text:style-name="T22"> </text:span><text:span text:style-name="T32"><text:s text:c="2"/></text:span><text:span text:style-name="T22">c-&gt;setRadius(42);</text:span></text:p>
            <text:p text:style-name="P30"><text:span text:style-name="T22">} </text:span><text:span text:style-name="T10">else</text:span><text:span text:style-name="T22"> {</text:span><text:span text:style-name="T22"><text:line-break/></text:span><text:span text:style-name="T22">   ...</text:span></text:p>
            <text:p text:style-name="P30"><text:span text:style-name="T22">}</text:span></text:p>
          </draw:text-box>
        </draw:frame>
        <presentation:notes draw:style-name="dp4">
          <draw:page-thumbnail draw:style-name="gr1" draw:layer="layout" svg:width="14.212cm" svg:height="10.659cm" svg:x="2.753cm" svg:y="2.16cm" draw:page-number="16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ynamic_cast - more" draw:style-name="dp5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 - mor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23"><text:span text:style-name="T10">dynamic_cast</text:span><text:span text:style-name="T22">&lt;T&gt;(expression) </text:span><text:span text:style-name="T22"><text:line-break/></text:span><text:span text:style-name="T22"/></text:p>
            <text:p text:style-name="P23"><text:span text:style-name="T15">Note: </text:span></text:p>
            <text:list text:style-name="L11">
              <text:list-item>
                <text:p text:style-name="P13"><text:span text:style-name="T14">Used only on </text:span><text:span text:style-name="T15">pointer</text:span><text:span text:style-name="T14"> or </text:span><text:span text:style-name="T15">reference</text:span><text:span text:style-name="T14"> types.</text:span></text:p>
              </text:list-item>
              <text:list-item>
                <text:p text:style-name="P13"><text:span text:style-name="T14">Can be used for </text:span><text:span text:style-name="T15">up-cast</text:span><text:span text:style-name="T14">, </text:span><text:span text:style-name="T15">down-cast, cross-cast</text:span></text:p>
              </text:list-item>
              <text:list-item>
                <text:p text:style-name="P13"><text:span text:style-name="T15">Only for types with virtual-functions </text:span><text:span text:style-name="T14">(“Polymorphic types”)</text:span></text:p>
              </text:list-item>
            </text:list>
            <text:list text:style-name="L14">
              <text:list-item>
                <text:list>
                  <text:list-item>
                    <text:p text:style-name="P14"><text:span text:style-name="T14">These object have a space for the information about the type: the virtual function table</text:span></text:p>
                  </text:list-item>
                </text:list>
              </text:list-item>
            </text:list>
            <text:p text:style-name="P13"><text:span text:style-name="T14"/></text:p>
            <text:p text:style-name="P13"><text:span text:style-name="T14"/></text:p>
            <text:p text:style-name="P13"><text:span text:style-name="T14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7" presentation:class="page"/>
          <draw:frame draw:name="Notes Placeholder 2" presentation:style-name="pr12" draw:text-style-name="P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3" draw:text-style-name="P5" draw:layer="layout" svg:width="8.545cm" svg:height="1.419cm" svg:x="11.174cm" svg:y="27.01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</presentation:notes>
      </draw:page>
      <draw:page draw:name="dynamic_cast: only for polymorphics" draw:style-name="dp5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: only for polymorphic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11" draw:text-style-name="P10" draw:layer="layout" svg:width="24.129cm" svg:height="15.662cm" svg:x="0.635cm" svg:y="2.752cm" presentation:class="outline" presentation:user-transformed="true">
          <draw:text-box>
            <text:p text:style-name="P13"><text:span text:style-name="T33">class</text:span><text:span text:style-name="T34"> Circle : </text:span><text:span text:style-name="T33">public</text:span><text:span text:style-name="T34"> Shape </text:span><text:span text:style-name="T34"><text:line-break/></text:span><text:span text:style-name="T34">{ </text:span><text:span text:style-name="T34"><text:line-break/></text:span><text:span text:style-name="T34">   </text:span><text:span text:style-name="T33">virtual</text:span><text:span text:style-name="T34"> </text:span><text:span text:style-name="T33">void</text:span><text:span text:style-name="T34"> draw(); </text:span><text:span text:style-name="T34"><text:line-break/></text:span><text:span text:style-name="T34">} </text:span><text:span text:style-name="T34"><text:line-break/></text:span><text:span text:style-name="T33">class</text:span><text:span text:style-name="T34"> Date : </text:span><text:span text:style-name="T33">public</text:span><text:span text:style-name="T34"> Time </text:span><text:span text:style-name="T34"><text:line-break/></text:span><text:span text:style-name="T34">{ </text:span><text:span text:style-name="T34"><text:line-break/></text:span><text:span text:style-name="T34">    </text:span><text:span text:style-name="T35">// Time has no virtual functions </text:span><text:span text:style-name="T35"><text:line-break/></text:span><text:span text:style-name="T34">} </text:span><text:span text:style-name="T34"><text:line-break/></text:span><text:span text:style-name="T33">void</text:span><text:span text:style-name="T34"> foo(Shape * s, Time * t) </text:span><text:span text:style-name="T34"><text:line-break/></text:span><text:span text:style-name="T34">{ </text:span><text:span text:style-name="T34"><text:line-break/></text:span><text:span text:style-name="T34">   Circle * c =</text:span></text:p>
            <text:p text:style-name="P13"><text:span text:style-name="T34"><text:s text:c="4"/></text:span><text:span text:style-name="T33">dynamic_cast</text:span><text:span text:style-name="T34">&lt;Circle*&gt;( s ); </text:span><text:span text:style-name="T35">//ok </text:span><text:span text:style-name="T35"><text:line-break/></text:span><text:span text:style-name="T35"> <text:s text:c="2"/></text:span><text:span text:style-name="T34">Date * date = <text:s/></text:span></text:p>
            <text:p text:style-name="P13"><text:span text:style-name="T34"><text:s text:c="4"/></text:span><text:span text:style-name="T33">dynamic_cast</text:span><text:span text:style-name="T34">&lt;Date*&gt;( t ); </text:span><text:span text:style-name="T36">//compilation error </text:span><text:span text:style-name="T35"><text:line-break/></text:span><text:span text:style-name="T34">} </text:span><text:span text:style-name="T34"><text:line-break/></text:span><text:span text:style-name="T34"/></text:p>
            <text:p text:style-name="P13"><text:span text:style-name="T34"><text:line-break/></text:span><text:span text:style-name="T34"/></text:p>
          </draw:text-box>
        </draw:frame>
        <presentation:notes draw:style-name="dp4">
          <draw:page-thumbnail draw:style-name="gr1" draw:layer="layout" svg:width="14.212cm" svg:height="10.659cm" svg:x="2.753cm" svg:y="2.16cm" draw:page-number="18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 xml:id="id11" draw:id="id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4" draw:style-name="gr5" draw:text-style-name="P22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1" draw:layer="layout" svg:width="14.212cm" svg:height="10.659cm" svg:x="2.753cm" svg:y="2.16cm" draw:page-number="19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 xml:id="id12" draw:id="id12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7" presentation:style-name="pr11" draw:text-style-name="P10" draw:layer="layout" svg:width="23.706cm" svg:height="15.874cm" svg:x="0.847cm" svg:y="2.54cm" presentation:class="outline" presentation:user-transformed="true">
          <draw:text-box>
            <text:list text:style-name="L15">
              <text:list-item>
                <text:p text:style-name="P31"><text:span text:style-name="T5"><text:s/></text:span><text:span text:style-name="T5">Obtains info about an object/expression</text:span></text:p>
              </text:list-item>
            </text:list>
            <text:p text:style-name="P32"><text:span text:style-name="T5">usage: </text:span><text:span text:style-name="T10">typeid</text:span><text:span text:style-name="T5">( obj ) <text:s text:c="3"/>(like “</text:span><text:span text:style-name="T10">sizeof</text:span><text:span text:style-name="T5">”)</text:span></text:p>
            <text:p text:style-name="P23"><text:span text:style-name="T37">Example:</text:span><text:span text:style-name="T38"><text:line-break/></text:span><text:span text:style-name="T22">Dog d; </text:span><text:span text:style-name="T22"><text:line-break/></text:span><text:span text:style-name="T22">Cat c; </text:span><text:span text:style-name="T22"><text:line-break/></text:span><text:span text:style-name="T22">cout &lt;&lt; <text:s text:c="2"/></text:span><text:span text:style-name="T39">"d is a "</text:span><text:span text:style-name="T22"> &lt;&lt; </text:span><text:span text:style-name="T10">typeid</text:span><text:span text:style-name="T22">(d).name() </text:span></text:p>
            <text:p text:style-name="P23"><text:span text:style-name="T22"><text:s text:c="5"/></text:span><text:span text:style-name="T22">&lt;&lt; </text:span><text:span text:style-name="T39">", c is a "</text:span><text:span text:style-name="T22"> &lt;&lt; </text:span><text:span text:style-name="T10">typeid</text:span><text:span text:style-name="T22">(c).name() <text:s text:c="4"/></text:span></text:p>
            <text:p text:style-name="P23"><text:span text:style-name="T22"><text:s text:c="5"/></text:span><text:span text:style-name="T22">&lt;&lt;endl; </text:span></text:p>
            <text:p text:style-name="P33"><text:span text:style-name="T37">Output (might be):</text:span><text:span text:style-name="T14"> </text:span><text:span text:style-name="T14"><text:line-break/></text:span><text:span text:style-name="T14">d is a Dog, c is a Cat</text:span></text:p>
            <text:p text:style-name="P13"><text:span text:style-name="T14"/></text:p>
          </draw:text-box>
        </draw:frame>
        <draw:custom-shape draw:name="Text Box 4" draw:style-name="gr5" draw:text-style-name="P22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1" draw:layer="layout" svg:width="14.212cm" svg:height="10.659cm" svg:x="2.753cm" svg:y="2.16cm" draw:page-number="20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 xml:id="id13" draw:id="id13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7" presentation:style-name="pr11" draw:text-style-name="P10" draw:layer="layout" svg:width="23.706cm" svg:height="15.874cm" svg:x="0.847cm" svg:y="2.54cm" presentation:class="outline" presentation:user-transformed="true">
          <draw:text-box>
            <text:list text:style-name="L15">
              <text:list-item>
                <text:p text:style-name="P31"><text:span text:style-name="T5"><text:s/></text:span><text:span text:style-name="T5">Obtains info about an object/expression</text:span></text:p>
              </text:list-item>
            </text:list>
            <text:p text:style-name="P32"><text:span text:style-name="T5">usage: </text:span><text:span text:style-name="T10">typeid</text:span><text:span text:style-name="T5">( obj ) <text:s text:c="3"/>(like “</text:span><text:span text:style-name="T10">sizeof</text:span><text:span text:style-name="T5">”)</text:span></text:p>
            <text:p text:style-name="P23"><text:span text:style-name="T37">Example:</text:span><text:span text:style-name="T38"><text:line-break/></text:span><text:span text:style-name="T22">Dog d; </text:span><text:span text:style-name="T22"><text:line-break/></text:span><text:span text:style-name="T22">Cat c; </text:span><text:span text:style-name="T22"><text:line-break/></text:span><text:span text:style-name="T22">cout &lt;&lt; <text:s text:c="2"/></text:span><text:span text:style-name="T39">"d is a "</text:span><text:span text:style-name="T22"> &lt;&lt; </text:span><text:span text:style-name="T10">typeid</text:span><text:span text:style-name="T22">(d).name() </text:span></text:p>
            <text:p text:style-name="P23"><text:span text:style-name="T22"><text:s text:c="5"/></text:span><text:span text:style-name="T22">&lt;&lt; </text:span><text:span text:style-name="T39">", c is a "</text:span><text:span text:style-name="T22"> &lt;&lt; </text:span><text:span text:style-name="T10">typeid</text:span><text:span text:style-name="T22">(c).name() <text:s text:c="4"/></text:span></text:p>
            <text:p text:style-name="P23"><text:span text:style-name="T22"><text:s text:c="5"/></text:span><text:span text:style-name="T22">&lt;&lt;endl; </text:span></text:p>
            <text:p text:style-name="P33"><text:span text:style-name="T37">Output </text:span><text:span text:style-name="T40">(becase it does not have to be the name of the type that the programmer used, it might also be)</text:span><text:span text:style-name="T37">:</text:span><text:span text:style-name="T41"> </text:span><text:span text:style-name="T14"><text:line-break/></text:span><text:span text:style-name="T14">d is a 3Dog, c is a 3Cat</text:span></text:p>
            <text:p text:style-name="P13"><text:span text:style-name="T14"/></text:p>
          </draw:text-box>
        </draw:frame>
        <draw:custom-shape draw:name="Text Box 4" draw:style-name="gr5" draw:text-style-name="P22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4">
          <draw:page-thumbnail draw:style-name="gr1" draw:layer="layout" svg:width="14.212cm" svg:height="10.659cm" svg:x="2.753cm" svg:y="2.16cm" draw:page-number="21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misuse" draw:style-name="dp1" draw:master-page-name="כותרת_20_ותוכן" presentation:presentation-page-layout-name="AL2T11" xml:id="id14" draw:id="id14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</text:span><text:span text:style-name="T42">misus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8" presentation:style-name="pr6" draw:text-style-name="P10" draw:layer="layout" svg:width="23.706cm" svg:height="15.874cm" svg:x="0.847cm" svg:y="2.54cm" presentation:class="outline" presentation:user-transformed="true">
          <draw:text-box>
            <text:p text:style-name="P30"><text:span text:style-name="T43">void</text:span><text:span text:style-name="T44"> rotate( shape </text:span><text:span text:style-name="T43">const</text:span><text:span text:style-name="T44">&amp; s ) </text:span><text:span text:style-name="T44"><text:line-break/></text:span><text:span text:style-name="T44">{ </text:span><text:span text:style-name="T44"><text:line-break/></text:span><text:span text:style-name="T44">   </text:span><text:span text:style-name="T43">if</text:span><text:span text:style-name="T44"> (</text:span><text:span text:style-name="T43">typeid</text:span><text:span text:style-name="T44">(s) == </text:span><text:span text:style-name="T43">typeid</text:span><text:span text:style-name="T44">(Circle) ) </text:span><text:span text:style-name="T44"><text:line-break/></text:span><text:span text:style-name="T44">   </text:span><text:span text:style-name="T45">//do nothing </text:span><text:span text:style-name="T45"><text:line-break/></text:span><text:span text:style-name="T43">else</text:span><text:span text:style-name="T44"> </text:span><text:span text:style-name="T43">if</text:span><text:span text:style-name="T44"> (</text:span><text:span text:style-name="T43">typeid</text:span><text:span text:style-name="T44">(s) == </text:span><text:span text:style-name="T43">typeid</text:span><text:span text:style-name="T44">(Triangle) ) </text:span><text:span text:style-name="T44"><text:line-break/></text:span><text:span text:style-name="T44">   </text:span><text:span text:style-name="T45">//rotate Triangle </text:span><text:span text:style-name="T45"><text:line-break/></text:span><text:span text:style-name="T43">else</text:span><text:span text:style-name="T44"> </text:span><text:span text:style-name="T43">if</text:span><text:span text:style-name="T44"> (</text:span><text:span text:style-name="T43">typeid</text:span><text:span text:style-name="T44">(s) == </text:span><text:span text:style-name="T43">typeid</text:span><text:span text:style-name="T44">(Rectangle) ) </text:span><text:span text:style-name="T44"><text:line-break/></text:span><text:span text:style-name="T44">   </text:span><text:span text:style-name="T45">//rotate Rectangle </text:span><text:span text:style-name="T45"><text:line-break/></text:span><text:span text:style-name="T44">} </text:span><text:span text:style-name="T44"><text:line-break/></text:span><text:span text:style-name="T44"/></text:p>
            <text:p text:style-name="P30"><text:span text:style-name="T44"><text:line-break/></text:span><text:span text:style-name="T44"/></text:p>
          </draw:text-box>
        </draw:frame>
        <draw:custom-shape draw:name="Text Box 4" draw:style-name="gr5" draw:text-style-name="P22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6" draw:text-style-name="P22" xml:id="id15" draw:id="id15" draw:layer="layout" svg:width="24.028cm" svg:height="4.519cm" svg:x="0.816cm" svg:y="13.736cm">
          <text:list text:style-name="L16">
            <text:list-item>
              <text:p text:style-name="P34"><text:span text:style-name="T46">Use virtual functions (i.e. polymorphism) when you can !</text:span></text:p>
            </text:list-item>
            <text:list-item>
              <text:p text:style-name="P34"><text:span text:style-name="T46">Misuse of RTT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1s" smil:type="slideWipe" smil:subtype="fromTop" smil:direction="revers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5" smil:attributeName="visibility" smil:to="visible"/>
                  <anim:transitionFilter smil:dur="0.5s" smil:targetElement="id15" smil:type="irisWipe" smil:subtype="rectangle" smil:direction="reverse"/>
                </anim:par>
              </anim:par>
            </anim:par>
          </anim:seq>
        </anim:par>
        <presentation:notes draw:style-name="dp4">
          <draw:page-thumbnail draw:style-name="gr1" draw:layer="layout" svg:width="14.212cm" svg:height="10.659cm" svg:x="2.753cm" svg:y="2.16cm" draw:page-number="22" presentation:class="page"/>
          <draw:frame presentation:style-name="pr9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1" svg:font-family="Consolas" style:font-family-generic="modern"/>
    <style:font-face style:name="Arial6" svg:font-family="Arial" style:font-family-generic="modern" style:font-pitch="fixed"/>
    <style:font-face style:name="Consolas2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End_20_9" draw:display-name="msArrowEnd 9" svg:viewBox="0 0 500 500" svg:d="M250 0l250 500h-50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4-16">16/4/18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4-16">16/4/18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35</meta:editing-cycles>
    <meta:print-date>1999-11-04T13:06:28</meta:print-date>
    <meta:creation-date>1999-10-10T10:49:40</meta:creation-date>
    <dc:date>2018-04-16T21:00:58.344288516</dc:date>
    <meta:editing-duration>P27DT18H53M39S</meta:editing-duration>
    <meta:generator>LibreOffice/5.1.6.2$Linux_X86_64 LibreOffice_project/10m0$Build-2</meta:generator>
    <meta:document-statistic meta:object-count="192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